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15pt" officeooo:rsid="000f0c3c" officeooo:paragraph-rsid="000f0c3c" style:font-size-asian="15pt" style:font-size-complex="15pt"/>
    </style:style>
    <style:style style:name="P2" style:family="paragraph" style:parent-style-name="Header">
      <style:text-properties style:font-name="arial" fo:font-size="15pt" officeooo:rsid="000f0c3c" officeooo:paragraph-rsid="000f0c3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language="de" fo:country="DE" officeooo:rsid="0002b553" officeooo:paragraph-rsid="000f0c3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language="de" fo:country="DE" officeooo:rsid="00031a23" officeooo:paragraph-rsid="000f0c3c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8pt" fo:language="de" fo:country="DE" officeooo:rsid="0002b553" officeooo:paragraph-rsid="000f0c3c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fo:language="de" fo:country="DE" officeooo:rsid="0002b553" officeooo:paragraph-rsid="000f0c3c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fo:language="de" fo:country="DE" officeooo:rsid="000f0c3c" officeooo:paragraph-rsid="000f0c3c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officeooo:paragraph-rsid="000f0c3c"/>
    </style:style>
    <style:style style:name="P9" style:family="paragraph" style:parent-style-name="Standard">
      <style:paragraph-properties fo:text-align="start" style:justify-single-word="false"/>
      <style:text-properties officeooo:rsid="000f0c3c" officeooo:paragraph-rsid="000f0c3c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5pt" fo:language="de" fo:country="DE" officeooo:rsid="000f0c3c" officeooo:paragraph-rsid="000f0c3c" style:font-size-asian="15pt" style:font-size-complex="15pt"/>
    </style:style>
    <style:style style:name="T1" style:family="text">
      <style:text-properties officeooo:rsid="00031a23"/>
    </style:style>
    <style:style style:name="T2" style:family="text">
      <style:text-properties style:font-name="arial" fo:font-size="15pt" fo:language="de" fo:country="DE" style:font-size-asian="15pt" style:font-size-complex="15pt"/>
    </style:style>
    <style:style style:name="T3" style:family="text">
      <style:text-properties style:font-name="arial" fo:font-size="15pt" fo:language="de" fo:country="DE" officeooo:rsid="000f0c3c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officeooo:rsid="000fc842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eam 04: Trainingstracker</text:p>
      <text:p text:style-name="P6"/>
      <text:p text:style-name="P3">Egorow Timothy</text:p>
      <text:p text:style-name="P3">Schifferl Kilian</text:p>
      <text:p text:style-name="P3">Al Ghazzawi Badee</text:p>
      <text:p text:style-name="P3">F<text:span text:style-name="T1">riedrich Jeremias</text:span></text:p>
      <text:p text:style-name="P4">Evangelou Katerina</text:p>
      <text:p text:style-name="P3"/>
      <text:p text:style-name="P3"/>
      <text:p text:style-name="P3"/>
      <text:p text:style-name="P3"/>
      <text:p text:style-name="P3"/>
      <text:p text:style-name="P10">Zur Qualitätssicherung wird die Ui und die API getestet. <text:line-break/>Bei der UI werden die Fenstern einzeln angeschaut und deren Reaktion auf diverse Eingaben bewertet als Richtig / Falsch. Die API wird durch Ausgaben und dem verfolgen der einzelnen Schritte bewertet als Richtig / Falsch. Bei der Bewertung des Codes wurde gemeinsam über diesen geschaut und mögliche Bugs wurden festgestellt.</text:p>
      <text:p text:style-name="P7"/>
      <text:p text:style-name="P7"/>
      <text:p text:style-name="P10"><text:span text:style-name="T4">Tests:</text:span><text:line-break/> <text:line-break/>Test 01: <text:s/>Login</text:p>
      <text:p text:style-name="P7"/>
      <text:p text:style-name="P7">Beim starten der Software taucht ein Login-Fenster auf. Bei diesem wird <text:s/>versucht zunächst mit falschen, dann mit den korrekten Daten anzumelden. </text:p>
      <text:p text:style-name="P7"/>
      <text:p text:style-name="P8"><text:span text:style-name="T3">Test 02: Nutzerdaten einsehen <text:line-break/><text:line-break/>Sobald sich erfolgreich eingeloggt wurde, wird die Option gewählt die Nutzerdaten anzuschauen. <text:line-break/><text:line-break/>Test 03: Nutzerdaten bearbeiten<text:line-break/><text:line-break/>Nachdem man sich auf dem User-Fenster befindet und die Daten richtig angezeigt werden, versucht man diese Daten zu verändern. <text:line-break/><text:line-break/>Test 04: Trainingsplan einsehen<text:line-break/><text:line-break/>Sobald man sich erfolgreich angemeldet hat, navigiert man sich zum Trainingsplan-Fenster. Dort sollten alle Trainingspläne angezeigt werden, welche erstellt wurden. <text:line-break/><text:line-break/>Test 05: Trainingsplan erstellen</text:span></text:p>
      <text:p text:style-name="P8"><text:span text:style-name="T3"/></text:p>
      <text:p text:style-name="P9"><text:span text:style-name="T2">Sobald man sich in dem Fenster der Trainingspläne befindet, wird die Option gewählt einen neuen Plan zu erstellen. <text:line-break/><text:line-break/>Test 06: Trainingsplan löschen <text:line-break/><text:line-break/>In dem Trainingsplan-Fenster wird die Option gewählt, einen bereits erstellten Plan zu löschen. <text:line-break/><text:line-break/>Test 07: Kalorienzähler einsehen<text:line-break/><text:line-break/>Sobald sich der Nutzer erfolgreich eingeloggt hat, wird die Option gewählt auf den Kalorienzähler zu wechseln. </text:span></text:p>
      <text:p text:style-name="P7"><text:soft-page-break/></text:p>
      <text:p text:style-name="P7">Test 08: Produkt hinzufügen </text:p>
      <text:p text:style-name="P7"/>
      <text:p text:style-name="P7">Sobald man sich auf dem Kalorienzähler-Fenster befindet, <text:span text:style-name="T5">wird ein Produkt hinzugefügt. 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5pt" officeooo:rsid="000f0c3c" officeooo:paragraph-rsid="000f0c3c" style:font-size-asian="15pt" style:font-size-complex="15pt"/>
    </style:style>
    <style:style style:name="MP2" style:family="paragraph" style:parent-style-name="Footer">
      <style:text-properties style:font-name="arial" fo:font-size="15pt" officeooo:rsid="000f0c3c" officeooo:paragraph-rsid="000f0c3c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eam 04: Trainingstracker<text:tab/><text:tab/>Datum : 05/31/2022</text:p>
      </style:header>
      <style:footer>
        <text:p text:style-name="MP2">Qualitätssicherung<text:tab/>Version 1.0<text:tab/>Seite <text:page-number text:select-page="current">3</text:page-number><text:s/>von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08:24:32.246677220</meta:creation-date>
    <dc:date>2022-06-20T08:47:21.305108784</dc:date>
    <meta:editing-duration>PT3M44S</meta:editing-duration>
    <meta:editing-cycles>1</meta:editing-cycles>
    <meta:document-statistic meta:table-count="0" meta:image-count="0" meta:object-count="0" meta:page-count="4" meta:paragraph-count="15" meta:word-count="248" meta:character-count="1780" meta:non-whitespace-character-count="1519"/>
    <meta:generator>LibreOffice/6.4.7.2$Linux_X86_64 LibreOffice_project/40$Build-2</meta:generator>
  </office:meta>
</office:document-meta>
</file>